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cm" fo:min-width="2.676cm"/>
      <style:paragraph-properties style:writing-mode="lr-tb"/>
    </style:style>
    <style:style style:name="gr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14cm" fo:min-width="2.692cm"/>
      <style:paragraph-properties style:writing-mode="lr-tb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cm" fo:min-width="3.74cm"/>
      <style:paragraph-properties style:writing-mode="lr-tb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cm" fo:min-width="2.692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284cm" fo:min-width="1.754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808cm" fo:min-width="3.216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284cm" fo:min-width="2.684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284cm" fo:min-width="2.152cm"/>
      <style:paragraph-properties style:writing-mode="lr-tb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09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style:font-size-asian="18pt" style:font-size-complex="18pt"/>
    </style:style>
    <style:style style:name="P2" style:family="paragraph">
      <loext:graphic-properties draw:fill="none" draw:fill-color="#000000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000000"/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3.176cm" svg:height="1.05cm" svg:x="3.128cm" svg:y="5.006cm">
          <text:p text:style-name="P1"><text:span text:style-name="T1">Ag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192cm" svg:height="1.064cm" svg:x="12.672cm" svg:y="11.354cm">
          <text:p text:style-name="P3">Ev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24cm" svg:height="1.05cm" svg:x="22.232cm" svg:y="5.006cm">
          <text:p text:style-name="P3">Interval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192cm" svg:height="1.05cm" svg:x="12.672cm" svg:y="5.006cm">
          <text:p text:style-name="P3">Luog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506cm" svg:height="1.066cm" svg:x="2.33cm" svg:y="8.172cm">
          <text:p text:style-name="P1"><text:span text:style-name="T1">Ch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7.432cm" svg:height="2.116cm" svg:x="10.544cm" svg:y="14.534cm">
          <text:p text:style-name="P3">Credenza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draw:layer="layout" svg:width="6.368cm" svg:height="1.066cm" svg:x="21.168cm" svg:y="8.172cm">
          <text:p text:style-name="P3">Quando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6" draw:layer="layout" svg:width="5.304cm" svg:height="1.066cm" svg:x="11.608cm" svg:y="8.172cm">
          <text:p text:style-name="P3">Dov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7" draw:layer="layout" svg:x1="3.122cm" svg:y1="5.532cm" svg:x2="1cm" svg:y2="5.532cm">
          <text:p/>
        </draw:line>
        <draw:line draw:style-name="gr9" draw:text-style-name="P7" draw:layer="layout" svg:x1="8.429cm" svg:y1="5.532cm" svg:x2="8.429cm" svg:y2="8.71cm">
          <text:p/>
        </draw:line>
        <draw:line draw:style-name="gr9" draw:text-style-name="P7" draw:layer="layout" svg:x1="2.326cm" svg:y1="8.707cm" svg:x2="2.061cm" svg:y2="8.707cm">
          <text:p/>
        </draw:line>
        <draw:line draw:style-name="gr9" draw:text-style-name="P7" draw:layer="layout" svg:x1="14.266cm" svg:y1="14.533cm" svg:x2="14.266cm" svg:y2="12.415cm">
          <text:p/>
        </draw:line>
        <draw:line draw:style-name="gr9" draw:text-style-name="P7" draw:layer="layout" svg:x1="27.532cm" svg:y1="8.707cm" svg:x2="27.532cm" svg:y2="11.885cm">
          <text:p/>
        </draw:line>
        <draw:line draw:style-name="gr9" draw:text-style-name="P7" draw:layer="layout" svg:x1="6.837cm" svg:y1="8.707cm" svg:x2="8.428cm" svg:y2="8.707cm">
          <text:p/>
        </draw:line>
        <draw:line draw:style-name="gr9" draw:text-style-name="P7" draw:layer="layout" svg:x1="12.675cm" svg:y1="11.885cm" svg:x2="2.061cm" svg:y2="11.885cm">
          <text:p/>
        </draw:line>
        <draw:line draw:style-name="gr9" draw:text-style-name="P7" draw:layer="layout" svg:x1="2.061cm" svg:y1="8.707cm" svg:x2="2.061cm" svg:y2="11.885cm">
          <text:p/>
        </draw:line>
        <draw:line draw:style-name="gr9" draw:text-style-name="P7" draw:layer="layout" svg:x1="20.103cm" svg:y1="5.532cm" svg:x2="20.103cm" svg:y2="8.71cm">
          <text:p/>
        </draw:line>
        <draw:line draw:style-name="gr9" draw:text-style-name="P7" draw:layer="layout" svg:x1="8.429cm" svg:y1="5.532cm" svg:x2="6.307cm" svg:y2="5.532cm">
          <text:p/>
        </draw:line>
        <draw:line draw:style-name="gr9" draw:text-style-name="P7" draw:layer="layout" svg:x1="22.225cm" svg:y1="5.532cm" svg:x2="20.103cm" svg:y2="5.532cm">
          <text:p/>
        </draw:line>
        <draw:line draw:style-name="gr9" draw:text-style-name="P7" draw:layer="layout" svg:x1="28.7cm" svg:y1="5.532cm" svg:x2="26.471cm" svg:y2="5.532cm">
          <text:p/>
        </draw:line>
        <draw:line draw:style-name="gr9" draw:text-style-name="P7" draw:layer="layout" svg:x1="28.593cm" svg:y1="5.532cm" svg:x2="28.593cm" svg:y2="15.593cm">
          <text:p/>
        </draw:line>
        <draw:line draw:style-name="gr9" draw:text-style-name="P7" draw:layer="layout" svg:x1="28.7cm" svg:y1="15.59cm" svg:x2="17.981cm" svg:y2="15.59cm">
          <text:p/>
        </draw:line>
        <draw:line draw:style-name="gr9" draw:text-style-name="P7" draw:layer="layout" svg:x1="21.164cm" svg:y1="8.707cm" svg:x2="20.103cm" svg:y2="8.707cm">
          <text:p/>
        </draw:line>
        <draw:line draw:style-name="gr9" draw:text-style-name="P7" draw:layer="layout" svg:x1="27.533cm" svg:y1="11.885cm" svg:x2="15.858cm" svg:y2="11.885cm">
          <text:p/>
        </draw:line>
        <draw:line draw:style-name="gr9" draw:text-style-name="P7" draw:layer="layout" svg:x1="1cm" svg:y1="5.532cm" svg:x2="1cm" svg:y2="15.593cm">
          <text:p/>
        </draw:line>
        <draw:line draw:style-name="gr9" draw:text-style-name="P7" draw:layer="layout" svg:x1="10.553cm" svg:y1="15.59cm" svg:x2="1cm" svg:y2="15.59cm">
          <text:p/>
        </draw:line>
        <draw:line draw:style-name="gr9" draw:text-style-name="P7" draw:layer="layout" svg:x1="14.266cm" svg:y1="11.355cm" svg:x2="14.266cm" svg:y2="9.237cm">
          <text:p/>
        </draw:line>
        <draw:line draw:style-name="gr9" draw:text-style-name="P7" draw:layer="layout" svg:x1="14.266cm" svg:y1="8.179cm" svg:x2="14.266cm" svg:y2="6.061cm">
          <text:p/>
        </draw:line>
        <draw:frame draw:style-name="gr10" draw:text-style-name="P9" draw:layer="layout" svg:width="2.128cm" svg:height="0.773cm" svg:x="6.304cm" svg:y="4.79cm">
          <draw:text-box>
            <text:p text:style-name="P8"><text:span text:style-name="T2">(0,N)</text:span></text:p>
          </draw:text-box>
        </draw:frame>
        <draw:frame draw:style-name="gr10" draw:text-style-name="P9" draw:layer="layout" svg:width="2.128cm" svg:height="0.773cm" svg:x="10.544cm" svg:y="11.139cm">
          <draw:text-box>
            <text:p text:style-name="P8"><text:span text:style-name="T2">(0,N)</text:span></text:p>
          </draw:text-box>
        </draw:frame>
        <draw:frame draw:style-name="gr10" draw:text-style-name="P9" draw:layer="layout" svg:width="2.112cm" svg:height="0.773cm" svg:x="15.864cm" svg:y="11.14cm">
          <draw:text-box>
            <text:p text:style-name="P8"><text:span text:style-name="T2">(0,N)</text:span></text:p>
          </draw:text-box>
        </draw:frame>
        <draw:frame draw:style-name="gr10" draw:text-style-name="P9" draw:layer="layout" svg:width="2.128cm" svg:height="0.773cm" svg:x="13.836cm" svg:y="10.407cm">
          <draw:text-box>
            <text:p text:style-name="P8"><text:span text:style-name="T2">(0,N)</text:span></text:p>
          </draw:text-box>
        </draw:frame>
        <draw:frame draw:style-name="gr11" draw:text-style-name="P9" draw:layer="layout" svg:width="2.128cm" svg:height="0.775cm" svg:x="13.836cm" svg:y="6.276cm">
          <draw:text-box>
            <text:p text:style-name="P8"><text:span text:style-name="T2">(1,N)</text:span></text:p>
          </draw:text-box>
        </draw:frame>
        <draw:frame draw:style-name="gr10" draw:text-style-name="P9" draw:layer="layout" svg:width="2.112cm" svg:height="0.773cm" svg:x="20.004cm" svg:y="4.795cm">
          <draw:text-box>
            <text:p text:style-name="P8"><text:span text:style-name="T2">(1,N)</text:span></text:p>
          </draw:text-box>
        </draw:frame>
        <draw:frame draw:style-name="gr10" draw:text-style-name="P9" draw:layer="layout" svg:width="2.128cm" svg:height="0.773cm" svg:x="26.472cm" svg:y="4.796cm">
          <draw:text-box>
            <text:p text:style-name="P8"><text:span text:style-name="T2">(0,N)</text:span></text:p>
          </draw:text-box>
        </draw:frame>
        <draw:frame draw:style-name="gr12" draw:text-style-name="P9" draw:layer="layout" svg:width="2.128cm" svg:height="0.759cm" svg:x="13.836cm" svg:y="12.684cm">
          <draw:text-box>
            <text:p text:style-name="P8"><text:span text:style-name="T2">(0,N)</text:span></text:p>
          </draw:text-box>
        </draw:frame>
        <draw:frame draw:style-name="gr10" draw:text-style-name="P9" draw:layer="layout" svg:width="2.128cm" svg:height="0.773cm" svg:x="1cm" svg:y="4.791cm">
          <draw:text-box>
            <text:p text:style-name="P8"><text:span text:style-name="T2">(0,N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1T12:41:54.643178229</meta:creation-date>
    <dc:date>2023-01-02T16:36:03.518983951</dc:date>
    <meta:editing-duration>PT35M9S</meta:editing-duration>
    <meta:editing-cycles>5</meta:editing-cycles>
    <meta:generator>LibreOffice/7.3.7.2$Linux_X86_64 LibreOffice_project/30$Build-2</meta:generator>
    <meta:document-statistic meta:object-count="37"/>
  </office:meta>
</office:document-meta>
</file>